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<text:time style:data-style-name="N42" text:time-value="2018-04-09T14:01:34.08" text:fixed="true">02:01 PM</text:time></text:p>
      <text:p text:style-name="Standard">Neutrality Acts</text:p>
      <text:p text:style-name="Standard">1939 – Cash &amp; Carry</text:p>
      <text:p text:style-name="Standard">…</text:p>
      <text:p text:style-name="Standard">Stuff from last lecture 4-7-18</text:p>
      <text:p text:style-name="Standard">…</text:p>
      <text:p text:style-name="Standard">New information starts at (<text:time style:data-style-name="N42" text:time-value="2018-04-09T14:26:06.64" text:fixed="true">02:26 PM</text:time> notes)</text:p>
      <text:p text:style-name="Standard">I missed a bit on the pearl harbor part</text:p>
      <text:p text:style-name="Standard">Japanese had 2 problems on the attack of Pearl Harbor</text:p>
      <text:p text:style-name="Standard">It didn't destroy American aircraft carriers.</text:p>
      <text:p text:style-name="Standard">They had 6 months to defeat the Americans, otherwise they didn't stand a chance.</text:p>
      <text:p text:style-name="Standard">(<text:time style:data-style-name="N42" text:time-value="2018-04-09T14:34:03.48" text:fixed="true">02:34 PM</text:time> notes)</text:p>
      <text:p text:style-name="Standard">December 7<text:span text:style-name="T1">th</text:span> 1941, surprise attack on Pearl Harbor results in American declaration of war.</text:p>
      <text:p text:style-name="Standard">Can't say the attack was unprovoked, or unexpected. They expected the Japanese to attack in the Philippines.</text:p>
      <text:p text:style-name="Standard">(<text:time style:data-style-name="N42" text:time-value="2018-04-09T14:43:13.60" text:fixed="true">02:43 PM</text:time> notes)</text:p>
      <text:p text:style-name="Standard">April 18<text:span text:style-name="T1">th</text:span> 1942.</text:p>
      <text:p text:style-name="Standard">16 planes made at Willow Run, B-25s</text:p>
      <text:p text:style-name="Standard">Launched off deck of American aircraft carrier in the middle of the Pacific.</text:p>
      <text:p text:style-name="Standard">Dropped bombs on major Japanese cities.</text:p>
      <text:p text:style-name="Standard">Attack led by James Dolittle.</text:p>
      <text:p text:style-name="Standard">Led to 2 critical engagements</text:p>
      <text:p text:style-name="Standard">Battle of the Coral Sea – carried out entirely by aircraft.</text:p>
      <text:p text:style-name="Standard">Battle at Midway is accomplished because of American technology and American industrial might.</text:p>
      <text:p text:style-name="Standard">Also because of American creativity.</text:p>
      <text:p text:style-name="Standard">Prior to Pearl Harbor, Americans had broken the Japanese diplomatic code.</text:p>
      <text:p text:style-name="Standard">Americans to break Japanese military code, codenamed Purple.</text:p>
      <text:p text:style-name="Standard">America is able to blindly reverse-engineer Japanese encoding machine.</text:p>
      <text:p text:style-name="Standard">Critical for Battle of Midway.</text:p>
      <text:p text:style-name="Standard">Basically a trap set by US because we are reading the Japanese codes sent by their milit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4-09T13:54:46.51</meta:creation-date>
    <dc:date>2018-04-09T14:50:15.17</dc:date>
    <dc:creator>Timothy Cayer</dc:creator>
    <meta:editing-duration>PT55M24S</meta:editing-duration>
    <meta:editing-cycles>12</meta:editing-cycles>
    <meta:generator>OpenOffice/4.1.3$Win32 OpenOffice.org_project/413m1$Build-9783</meta:generator>
    <meta:document-statistic meta:table-count="0" meta:image-count="0" meta:object-count="0" meta:page-count="1" meta:paragraph-count="29" meta:word-count="220" meta:character-count="1322"/>
  </office:meta>
</office:document-meta>
</file>